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6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fill-color="#ffff00" draw:auto-grow-height="false" fo:min-height="3.993cm" fo:min-width="5.364cm" fo:wrap-option="no-wrap"/>
    </style:style>
    <style:style style:name="gr18" style:family="graphic" style:parent-style-name="standard">
      <style:graphic-properties draw:fill-color="#ffff00" draw:auto-grow-height="false" fo:min-height="3.062cm" fo:min-width="6.114cm" fo:wrap-option="no-wrap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1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d4ea6b"/>
      <style:paragraph-properties fo:text-align="center"/>
      <style:text-properties style:font-name="Source Code Pro1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P12" style:family="paragraph">
      <loext:graphic-properties draw:fill-color="#ffff00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8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4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3.151cm" svg:y1="1.521cm" svg:x2="13.155cm" svg:y2="2.644cm" draw:end-shape="id8" draw:end-glue-point="5" svg:d="M13151 1521v302h4v821" svg:viewBox="0 0 5 1124">
          <text:p/>
        </draw:connector>
        <draw:custom-shape draw:style-name="gr17" draw:text-style-name="P12" draw:layer="layout" svg:width="6.828cm" svg:height="5.207cm" svg:x="0.157cm" svg:y="5.20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12" draw:layer="layout" svg:width="7.366cm" svg:height="4.064cm" svg:x="4.194cm" svg:y="13.6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8T20:38:26.036978643</dc:date>
    <meta:editing-duration>PT1H8M31S</meta:editing-duration>
    <meta:editing-cycles>23</meta:editing-cycles>
    <meta:generator>LibreOffice/6.3.0.4$Linux_X86_64 LibreOffice_project/30$Build-4</meta:generator>
    <meta:document-statistic meta:object-count="27"/>
  </office:meta>
</office:document-meta>
</file>